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7a8" officeooo:paragraph-rsid="000197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an felipe montaño veg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8:19:12.317831251</meta:creation-date>
    <dc:date>2024-11-13T08:20:06.588905102</dc:date>
    <meta:editing-duration>PT58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24.8.2.1$Linux_X86_64 LibreOffice_project/41740883c77b073d14011387305cb18c71aed59b</meta:generator>
  </office:meta>
</office:document-meta>
</file>